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3.8368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3.8125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0.375in"/>
    </style:style>
    <style:style style:name="Table1.H" style:family="table-column">
      <style:table-column-properties style:column-width="0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3125in"/>
    </style:style>
    <style:style style:name="Table3" style:family="table">
      <style:table-properties style:width="8.1875in" fo:margin-left="-0.7458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552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M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none" fo:border-top="none" fo:border-bottom="0.05pt solid #000000"/>
    </style:style>
    <style:style style:name="Table3.M2" style:family="table-cell">
      <style:table-cell-properties fo:padding="0.0382in" fo:border-left="0.05pt solid #000000" fo:border-right="none" fo:border-top="none" fo:border-bottom="0.05pt solid #000000"/>
    </style:style>
    <style:style style:name="Table3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none" fo:border-top="none" fo:border-bottom="0.05pt solid #000000"/>
    </style:style>
    <style:style style:name="Table3.L3" style:family="table-cell">
      <style:table-cell-properties fo:padding="0.0382in" fo:border-left="0.05pt solid #000000" fo:border-right="none" fo:border-top="none" fo:border-bottom="0.05pt solid #000000"/>
    </style:style>
    <style:style style:name="Table3.M3" style:family="table-cell">
      <style:table-cell-properties fo:padding="0.0382in" fo:border-left="0.05pt solid #000000" fo:border-right="none" fo:border-top="none" fo:border-bottom="0.05pt solid #000000"/>
    </style:style>
    <style:style style:name="Table3.N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none" fo:border-top="none" fo:border-bottom="0.05pt solid #000000"/>
    </style:style>
    <style:style style:name="Table3.I4" style:family="table-cell">
      <style:table-cell-properties fo:padding="0.0382in" fo:border-left="0.05pt solid #000000" fo:border-right="none" fo:border-top="none" fo:border-bottom="0.05pt solid #000000"/>
    </style:style>
    <style:style style:name="Table3.J4" style:family="table-cell">
      <style:table-cell-properties fo:padding="0.0382in" fo:border-left="0.05pt solid #000000" fo:border-right="none" fo:border-top="none" fo:border-bottom="0.05pt solid #000000"/>
    </style:style>
    <style:style style:name="Table3.K4" style:family="table-cell">
      <style:table-cell-properties fo:padding="0.0382in" fo:border-left="0.05pt solid #000000" fo:border-right="none" fo:border-top="none" fo:border-bottom="0.05pt solid #000000"/>
    </style:style>
    <style:style style:name="Table3.L4" style:family="table-cell">
      <style:table-cell-properties fo:padding="0.0382in" fo:border-left="0.05pt solid #000000" fo:border-right="none" fo:border-top="none" fo:border-bottom="0.05pt solid #000000"/>
    </style:style>
    <style:style style:name="Table3.M4" style:family="table-cell">
      <style:table-cell-properties fo:padding="0.0382in" fo:border-left="0.05pt solid #000000" fo:border-right="none" fo:border-top="none" fo:border-bottom="0.05pt solid #000000"/>
    </style:style>
    <style:style style:name="Table3.N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none" fo:border-top="none" fo:border-bottom="0.05pt solid #000000"/>
    </style:style>
    <style:style style:name="Table3.I5" style:family="table-cell">
      <style:table-cell-properties fo:padding="0.0382in" fo:border-left="0.05pt solid #000000" fo:border-right="none" fo:border-top="none" fo:border-bottom="0.05pt solid #000000"/>
    </style:style>
    <style:style style:name="Table3.J5" style:family="table-cell">
      <style:table-cell-properties fo:padding="0.0382in" fo:border-left="0.05pt solid #000000" fo:border-right="none" fo:border-top="none" fo:border-bottom="0.05pt solid #000000"/>
    </style:style>
    <style:style style:name="Table3.K5" style:family="table-cell">
      <style:table-cell-properties fo:padding="0.0382in" fo:border-left="0.05pt solid #000000" fo:border-right="none" fo:border-top="none" fo:border-bottom="0.05pt solid #000000"/>
    </style:style>
    <style:style style:name="Table3.L5" style:family="table-cell">
      <style:table-cell-properties fo:padding="0.0382in" fo:border-left="0.05pt solid #000000" fo:border-right="none" fo:border-top="none" fo:border-bottom="0.05pt solid #000000"/>
    </style:style>
    <style:style style:name="Table3.M5" style:family="table-cell">
      <style:table-cell-properties fo:padding="0.0382in" fo:border-left="0.05pt solid #000000" fo:border-right="none" fo:border-top="none" fo:border-bottom="0.05pt solid #000000"/>
    </style:style>
    <style:style style:name="Table3.N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375in" fo:margin-left="0.7229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8854in"/>
    </style:style>
    <style:style style:name="Table4.C" style:family="table-column">
      <style:table-column-properties style:column-width="1.1146in"/>
    </style:style>
    <style:style style:name="Table4.F" style:family="table-column">
      <style:table-column-properties style:column-width="0.520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375in" fo:margin-left="0.7229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0.5313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style:font-size-asian="11pt" style:font-size-complex="11pt"/>
    </style:style>
    <style:style style:name="P2" style:family="paragraph" style:parent-style-name="Standard">
      <style:text-properties style:font-name="Liberation Serif" fo:font-size="11pt" officeooo:rsid="001e9811" officeooo:paragraph-rsid="001e9811" style:font-size-asian="11pt" style:font-size-complex="11pt"/>
    </style:style>
    <style:style style:name="P3" style:family="paragraph" style:parent-style-name="Standard">
      <style:text-properties style:font-name="Liberation Serif" fo:font-size="11pt" officeooo:rsid="00200f89" officeooo:paragraph-rsid="00200f89" style:font-size-asian="11pt" style:font-size-complex="11pt"/>
    </style:style>
    <style:style style:name="P4" style:family="paragraph" style:parent-style-name="Standard">
      <style:text-properties style:font-name="Liberation Serif" fo:font-size="11pt" officeooo:rsid="00288dd2" officeooo:paragraph-rsid="00288dd2" style:font-size-asian="11pt" style:font-size-complex="11pt"/>
    </style:style>
    <style:style style:name="P5" style:family="paragraph" style:parent-style-name="Standard">
      <style:text-properties style:font-name="Liberation Serif" fo:font-size="11pt" officeooo:rsid="0033337a" officeooo:paragraph-rsid="0033337a" style:font-size-asian="11pt" style:font-size-complex="11pt"/>
    </style:style>
    <style:style style:name="P6" style:family="paragraph" style:parent-style-name="Standard">
      <style:text-properties style:font-name="Liberation Serif" fo:font-size="11pt" officeooo:paragraph-rsid="00345412" style:font-size-asian="11pt" style:font-size-complex="11pt"/>
    </style:style>
    <style:style style:name="P7" style:family="paragraph" style:parent-style-name="Standard">
      <style:text-properties style:font-name="Liberation Serif" fo:font-size="11pt" officeooo:rsid="003aaf75" officeooo:paragraph-rsid="003aaf75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33337a" officeooo:paragraph-rsid="0033337a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Liberation Serif" fo:font-size="11pt" fo:font-weight="bold" officeooo:rsid="0033337a" officeooo:paragraph-rsid="0033337a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iberation Serif" fo:font-size="11pt" fo:font-weight="bold" officeooo:rsid="00345412" officeooo:paragraph-rsid="00345412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erif" fo:font-size="11pt" fo:font-weight="bold" officeooo:rsid="0037abc5" officeooo:paragraph-rsid="0037abc5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erif" fo:font-size="11pt" fo:font-weight="normal" officeooo:rsid="00345412" officeooo:paragraph-rsid="00345412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8f494" officeooo:paragraph-rsid="0038f494" style:font-size-asian="11pt" style:font-style-asian="normal" style:font-weight-asian="normal" style:font-size-complex="11pt" style:text-emphasize="none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aaf75" officeooo:paragraph-rsid="003aaf75" style:font-size-asian="11pt" style:font-style-asian="normal" style:font-weight-asian="normal" style:font-size-complex="11pt" style:text-emphasize="none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b16f6" officeooo:paragraph-rsid="003b16f6" style:font-size-asian="11pt" style:font-style-asian="normal" style:font-weight-asian="normal" style:font-size-complex="11pt" style:text-emphasize="none"/>
    </style:style>
    <style:style style:name="P16" style:family="paragraph" style:parent-style-name="Table_20_Contents">
      <style:text-properties style:font-name="Liberation Serif" fo:font-size="11pt" style:font-size-asian="11pt" style:font-size-complex="11pt"/>
    </style:style>
    <style:style style:name="P17" style:family="paragraph" style:parent-style-name="Table_20_Contents">
      <style:text-properties style:font-name="Liberation Serif" fo:font-size="11pt" officeooo:rsid="00220a8c" officeooo:paragraph-rsid="00220a8c" style:font-size-asian="11pt" style:font-size-complex="11pt"/>
    </style:style>
    <style:style style:name="P18" style:family="paragraph" style:parent-style-name="Table_20_Contents">
      <style:text-properties style:font-name="Liberation Serif" fo:font-size="11pt" officeooo:rsid="0025820e" officeooo:paragraph-rsid="0025820e" style:font-size-asian="11pt" style:font-size-complex="11pt"/>
    </style:style>
    <style:style style:name="P19" style:family="paragraph" style:parent-style-name="Table_20_Contents">
      <style:text-properties style:font-name="Liberation Serif" fo:font-size="11pt" officeooo:rsid="001e9811" officeooo:paragraph-rsid="001e9811" style:font-size-asian="11pt" style:font-size-complex="11pt"/>
    </style:style>
    <style:style style:name="P20" style:family="paragraph" style:parent-style-name="Table_20_Contents">
      <style:text-properties style:font-name="Liberation Serif" fo:font-size="11pt" officeooo:rsid="0021db1e" officeooo:paragraph-rsid="0021db1e" style:font-size-asian="11pt" style:font-size-complex="11pt"/>
    </style:style>
    <style:style style:name="P21" style:family="paragraph" style:parent-style-name="Table_20_Contents">
      <style:text-properties style:font-name="Liberation Serif" fo:font-size="11pt" officeooo:rsid="001ec61c" officeooo:paragraph-rsid="001ec61c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1pt" officeooo:rsid="0033337a" officeooo:paragraph-rsid="0033337a" style:font-size-asian="11pt" style:font-size-complex="11pt"/>
    </style:style>
    <style:style style:name="P23" style:family="paragraph" style:parent-style-name="Table_20_Contents">
      <style:text-properties style:font-name="Liberation Serif" fo:font-size="11pt" officeooo:rsid="0033337a" officeooo:paragraph-rsid="0033337a" style:font-size-asian="11pt" style:font-size-complex="11pt"/>
    </style:style>
    <style:style style:name="P24" style:family="paragraph" style:parent-style-name="Table_20_Contents">
      <style:text-properties style:font-name="Liberation Serif" fo:font-size="11pt" officeooo:rsid="0033337a" officeooo:paragraph-rsid="00345412" style:font-size-asian="11pt" style:font-size-complex="11pt"/>
    </style:style>
    <style:style style:name="P25" style:family="paragraph" style:parent-style-name="Table_20_Contents">
      <style:text-properties style:font-name="Liberation Serif" fo:font-size="11pt" officeooo:rsid="00345412" officeooo:paragraph-rsid="00345412" style:font-size-asian="11pt" style:font-size-complex="11pt"/>
    </style:style>
    <style:style style:name="P26" style:family="paragraph" style:parent-style-name="Table_20_Contents">
      <style:text-properties style:font-name="Liberation Serif" fo:font-size="11pt" fo:font-weight="bold" officeooo:rsid="00345412" officeooo:paragraph-rsid="0034541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Liberation Serif" fo:font-size="11pt" fo:font-weight="bold" officeooo:rsid="0033337a" officeooo:paragraph-rsid="0033337a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Liberation Serif" fo:font-size="11pt" fo:font-weight="bold" officeooo:rsid="0033337a" officeooo:paragraph-rsid="00345412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Liberation Serif" fo:font-size="11pt" fo:font-weight="bold" officeooo:rsid="0037abc5" officeooo:paragraph-rsid="0037abc5" style:font-size-asian="11pt" style:font-weight-asian="bold" style:font-size-complex="11pt" style:font-weight-complex="bold"/>
    </style:style>
    <style:style style:name="P30" style:family="paragraph" style:parent-style-name="Standard" style:list-style-name="L1">
      <style:text-properties style:font-name="Liberation Serif" fo:font-size="11pt" officeooo:rsid="001e9811" officeooo:paragraph-rsid="001e9811" style:font-size-asian="11pt" style:font-size-complex="11pt"/>
    </style:style>
    <style:style style:name="P31" style:family="paragraph" style:parent-style-name="Standard" style:list-style-name="L2">
      <style:text-properties style:font-name="Liberation Serif" fo:font-size="11pt" officeooo:rsid="001e9811" officeooo:paragraph-rsid="001e9811" style:font-size-asian="11pt" style:font-size-complex="11pt"/>
    </style:style>
    <style:style style:name="P32" style:family="paragraph" style:parent-style-name="Standard" style:list-style-name="L3">
      <style:text-properties style:font-name="Liberation Serif" fo:font-size="11pt" officeooo:rsid="0025820e" officeooo:paragraph-rsid="0025820e" style:font-size-asian="11pt" style:font-size-complex="11pt"/>
    </style:style>
    <style:style style:name="P33" style:family="paragraph" style:parent-style-name="Standard" style:list-style-name="L4">
      <style:text-properties style:font-name="Liberation Serif" fo:font-size="11pt" officeooo:rsid="0025820e" officeooo:paragraph-rsid="00288dd2" style:font-size-asian="11pt" style:font-size-complex="11pt"/>
    </style:style>
    <style:style style:name="P34" style:family="paragraph" style:parent-style-name="Standard" style:list-style-name="L4">
      <style:text-properties style:font-name="Liberation Serif" fo:font-size="11pt" officeooo:rsid="00288dd2" officeooo:paragraph-rsid="00288dd2" style:font-size-asian="11pt" style:font-size-complex="11pt"/>
    </style:style>
    <style:style style:name="P35" style:family="paragraph" style:parent-style-name="Standard" style:list-style-name="L3">
      <style:text-properties style:font-name="Liberation Serif" fo:font-size="11pt" officeooo:rsid="00288dd2" officeooo:paragraph-rsid="00288dd2" style:font-size-asian="11pt" style:font-size-complex="11pt"/>
    </style:style>
    <style:style style:name="P36" style:family="paragraph" style:parent-style-name="Standard" style:list-style-name="L5">
      <style:text-properties style:font-name="Liberation Serif" fo:font-size="11pt" officeooo:rsid="00288dd2" officeooo:paragraph-rsid="00288dd2" style:font-size-asian="11pt" style:font-size-complex="11pt"/>
    </style:style>
    <style:style style:name="P37" style:family="paragraph" style:parent-style-name="Standard" style:list-style-name="L5">
      <style:text-properties style:font-name="Liberation Serif" fo:font-size="11pt" officeooo:rsid="00290271" officeooo:paragraph-rsid="00290271" style:font-size-asian="11pt" style:font-size-complex="11pt"/>
    </style:style>
    <style:style style:name="P38" style:family="paragraph" style:parent-style-name="Standard" style:list-style-name="L5">
      <style:text-properties style:font-name="Liberation Serif" fo:font-size="11pt" officeooo:rsid="00290271" officeooo:paragraph-rsid="002af17e" style:font-size-asian="11pt" style:font-size-complex="11pt"/>
    </style:style>
    <style:style style:name="P39" style:family="paragraph" style:parent-style-name="Standard" style:list-style-name="L5">
      <style:text-properties style:font-name="Liberation Serif" fo:font-size="11pt" officeooo:rsid="00290271" officeooo:paragraph-rsid="002cc58e" style:font-size-asian="11pt" style:font-size-complex="11pt"/>
    </style:style>
    <style:style style:name="P40" style:family="paragraph" style:parent-style-name="Standard" style:list-style-name="L5">
      <style:text-properties style:font-name="Liberation Serif" fo:font-size="11pt" officeooo:rsid="00290271" officeooo:paragraph-rsid="002eb60a" style:font-size-asian="11pt" style:font-size-complex="11pt"/>
    </style:style>
    <style:style style:name="P41" style:family="paragraph" style:parent-style-name="Standard" style:list-style-name="L5">
      <style:text-properties style:font-name="Liberation Serif" fo:font-size="11pt" officeooo:rsid="002af17e" officeooo:paragraph-rsid="002af17e" style:font-size-asian="11pt" style:font-size-complex="11pt"/>
    </style:style>
    <style:style style:name="P42" style:family="paragraph" style:parent-style-name="Standard" style:list-style-name="L5">
      <style:text-properties style:font-name="Liberation Serif" fo:font-size="11pt" officeooo:rsid="002cc58e" officeooo:paragraph-rsid="002cc58e" style:font-size-asian="11pt" style:font-size-complex="11pt"/>
    </style:style>
    <style:style style:name="P43" style:family="paragraph" style:parent-style-name="Standard" style:list-style-name="L5">
      <style:text-properties style:font-name="Liberation Serif" fo:font-size="11pt" officeooo:rsid="002eb60a" officeooo:paragraph-rsid="002eb60a" style:font-size-asian="11pt" style:font-size-complex="11pt"/>
    </style:style>
    <style:style style:name="P44" style:family="paragraph" style:parent-style-name="Standard" style:list-style-name="L5">
      <style:text-properties style:font-name="Liberation Serif" fo:font-size="11pt" officeooo:rsid="002f6cfb" officeooo:paragraph-rsid="002f6cfb" style:font-size-asian="11pt" style:font-size-complex="11pt"/>
    </style:style>
    <style:style style:name="P45" style:family="paragraph" style:parent-style-name="Standard" style:list-style-name="L5">
      <style:text-properties style:font-name="Liberation Serif" fo:font-size="11pt" officeooo:rsid="002ffced" officeooo:paragraph-rsid="002ffced" style:font-size-asian="11pt" style:font-size-complex="11pt"/>
    </style:style>
    <style:style style:name="P46" style:family="paragraph" style:parent-style-name="Standard" style:list-style-name="L5">
      <style:text-properties style:font-name="Liberation Serif" fo:font-size="11pt" officeooo:rsid="0031bbac" officeooo:paragraph-rsid="0031bbac" style:font-size-asian="11pt" style:font-size-complex="11pt"/>
    </style:style>
    <style:style style:name="P47" style:family="paragraph" style:parent-style-name="Standard" style:list-style-name="L5">
      <style:text-properties style:font-name="Liberation Serif" fo:font-size="11pt" officeooo:rsid="0031ca52" officeooo:paragraph-rsid="0031ca52" style:font-size-asian="11pt" style:font-size-complex="11pt"/>
    </style:style>
    <style:style style:name="P48" style:family="paragraph" style:parent-style-name="Standard" style:list-style-name="L6">
      <style:text-properties style:font-name="Liberation Serif" fo:font-size="11pt" officeooo:paragraph-rsid="0037abc5" style:font-size-asian="11pt" style:font-size-complex="11pt"/>
    </style:style>
    <style:style style:name="P49" style:family="paragraph" style:parent-style-name="Standard" style:list-style-name="L6">
      <style:text-properties style:font-name="Liberation Serif" fo:font-size="11pt" officeooo:rsid="0037abc5" officeooo:paragraph-rsid="0038f494" style:font-size-asian="11pt" style:font-size-complex="11pt"/>
    </style:style>
    <style:style style:name="P50" style:family="paragraph" style:parent-style-name="Standard" style:list-style-name="L7">
      <style:text-properties fo:font-size="11pt" officeooo:rsid="003b16f6" officeooo:paragraph-rsid="003b16f6" style:font-size-asian="9.60000038146973pt" style:font-size-complex="11pt"/>
    </style:style>
    <style:style style:name="P51" style:family="paragraph" style:parent-style-name="Standard" style:list-style-name="L7">
      <style:text-properties fo:font-size="11pt" officeooo:rsid="003d6b07" officeooo:paragraph-rsid="003d6b07" style:font-size-asian="9.60000038146973pt" style:font-size-complex="11pt"/>
    </style:style>
    <style:style style:name="P52" style:family="paragraph" style:parent-style-name="Standard">
      <style:text-properties fo:font-size="11pt" officeooo:rsid="003d6b07" officeooo:paragraph-rsid="003d6b07" style:font-size-asian="9.60000038146973pt" style:font-size-complex="11pt"/>
    </style:style>
    <style:style style:name="T1" style:family="text">
      <style:text-properties officeooo:rsid="0022db13"/>
    </style:style>
    <style:style style:name="T2" style:family="text">
      <style:text-properties officeooo:rsid="0025820e"/>
    </style:style>
    <style:style style:name="T3" style:family="text">
      <style:text-properties officeooo:rsid="0026dbc5"/>
    </style:style>
    <style:style style:name="T4" style:family="text">
      <style:text-properties officeooo:rsid="00288dd2"/>
    </style:style>
    <style:style style:name="T5" style:family="text">
      <style:text-properties officeooo:rsid="002af17e"/>
    </style:style>
    <style:style style:name="T6" style:family="text">
      <style:text-properties officeooo:rsid="002cc58e"/>
    </style:style>
    <style:style style:name="T7" style:family="text">
      <style:text-properties officeooo:rsid="002eb60a"/>
    </style:style>
    <style:style style:name="T8" style:family="text">
      <style:text-properties officeooo:rsid="0031ca52"/>
    </style:style>
    <style:style style:name="T9" style:family="text">
      <style:text-properties officeooo:rsid="0035d69c"/>
    </style:style>
    <style:style style:name="T10" style:family="text">
      <style:text-properties officeooo:rsid="0037abc5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8f494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9f174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aaf75" style:font-style-asian="normal" style:font-weight-asian="normal" style:text-emphasize="none"/>
    </style:style>
    <style:style style:name="T15" style:family="text">
      <style:text-properties officeooo:rsid="003d6b07"/>
    </style:style>
    <style:style style:name="T16" style:family="text">
      <style:text-properties fo:font-style="italic" officeooo:rsid="003d6b07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Gejala:</text:p>
      <text:list xml:id="list2964638289519053132" text:style-name="L1">
        <text:list-item>
          <text:p text:style-name="P30">G1</text:p>
        </text:list-item>
        <text:list-item>
          <text:p text:style-name="P30">G2</text:p>
        </text:list-item>
        <text:list-item>
          <text:p text:style-name="P30">G3</text:p>
        </text:list-item>
        <text:list-item>
          <text:p text:style-name="P30">G4</text:p>
        </text:list-item>
        <text:list-item>
          <text:p text:style-name="P30">G5</text:p>
        </text:list-item>
        <text:list-item>
          <text:p text:style-name="P30">G6</text:p>
        </text:list-item>
      </text:list>
      <text:p text:style-name="P2">Data Penyakit dan Hama:</text:p>
      <text:list xml:id="list6290385442961787936" text:style-name="L2">
        <text:list-item>
          <text:p text:style-name="P31">P1</text:p>
        </text:list-item>
        <text:list-item>
          <text:p text:style-name="P31">P2</text:p>
        </text:list-item>
        <text:list-item>
          <text:p text:style-name="P31">H1</text:p>
        </text:list-item>
      </text:list>
      <text:p text:style-name="P2"/>
      <text:p text:style-name="P2"/>
      <text:p text:style-name="P2"/>
      <text:p text:style-name="P2">DATA KASU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17">Penyakit <text:span text:style-name="T2">dan Hama</text:span></text:p>
          </table:table-cell>
          <table:table-cell table:style-name="Table2.C1" office:value-type="string">
            <text:p text:style-name="P17">Gejala</text:p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<text:span text:style-name="T2">P</text:span>1</text:p>
          </table:table-cell>
          <table:table-cell table:style-name="Table2.C2" office:value-type="string">
            <text:p text:style-name="P17">G1, G4</text:p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P<text:span text:style-name="T2">2</text:span></text:p>
          </table:table-cell>
          <table:table-cell table:style-name="Table2.C2" office:value-type="string">
            <text:p text:style-name="P17">G2, G6</text:p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P<text:span text:style-name="T2">2</text:span></text:p>
          </table:table-cell>
          <table:table-cell table:style-name="Table2.C2" office:value-type="string">
            <text:p text:style-name="P17">G1, G2, G4</text:p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8">H1</text:p>
          </table:table-cell>
          <table:table-cell table:style-name="Table2.C2" office:value-type="string">
            <text:p text:style-name="P17">G5, G6</text:p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8">H1</text:p>
          </table:table-cell>
          <table:table-cell table:style-name="Table2.C2" office:value-type="string">
            <text:p text:style-name="P17">G2, G4</text:p>
          </table:table-cell>
        </table:table-row>
        <table:table-row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8">P1</text:p>
          </table:table-cell>
          <table:table-cell table:style-name="Table2.C2" office:value-type="string">
            <text:p text:style-name="P17">G1, G2, G3, G4</text:p>
          </table:table-cell>
        </table:table-row>
        <table:table-row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8">P2</text:p>
          </table:table-cell>
          <table:table-cell table:style-name="Table2.C2" office:value-type="string">
            <text:p text:style-name="P17">G3, G4</text:p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18">P2</text:p>
          </table:table-cell>
          <table:table-cell table:style-name="Table2.C2" office:value-type="string">
            <text:p text:style-name="P17">G4</text:p>
          </table:table-cell>
        </table:table-row>
        <table:table-row>
          <table:table-cell table:style-name="Table2.A2" office:value-type="string">
            <text:p text:style-name="P17">9</text:p>
          </table:table-cell>
          <table:table-cell table:style-name="Table2.A2" office:value-type="string">
            <text:p text:style-name="P17">P2</text:p>
          </table:table-cell>
          <table:table-cell table:style-name="Table2.C2" office:value-type="string">
            <text:p text:style-name="P17">G3</text:p>
          </table:table-cell>
        </table:table-row>
        <table:table-row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7">P1</text:p>
          </table:table-cell>
          <table:table-cell table:style-name="Table2.C2" office:value-type="string">
            <text:p text:style-name="P17">G1, G3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/>
        <table:table-row>
          <table:table-cell table:style-name="Table1.A1" office:value-type="string">
            <text:p text:style-name="P19">NO.</text:p>
          </table:table-cell>
          <table:table-cell table:style-name="Table1.A1" office:value-type="string">
            <text:p text:style-name="P19">Penyakit dan Hama</text:p>
          </table:table-cell>
          <table:table-cell table:style-name="Table1.A1" office:value-type="string">
            <text:p text:style-name="P19">G1</text:p>
          </table:table-cell>
          <table:table-cell table:style-name="Table1.A1" office:value-type="string">
            <text:p text:style-name="P19">G2</text:p>
          </table:table-cell>
          <table:table-cell table:style-name="Table1.A1" office:value-type="string">
            <text:p text:style-name="P19">G3</text:p>
          </table:table-cell>
          <table:table-cell table:style-name="Table1.A1" office:value-type="string">
            <text:p text:style-name="P19">G4</text:p>
          </table:table-cell>
          <table:table-cell table:style-name="Table1.A1" office:value-type="string">
            <text:p text:style-name="P19">G5</text:p>
          </table:table-cell>
          <table:table-cell table:style-name="Table1.H1" office:value-type="string">
            <text:p text:style-name="P19">G6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7"><text:span text:style-name="T2">P</text:span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7">0</text:p>
          </table:table-cell>
          <table:table-cell table:style-name="Table1.H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7">P<text:span text:style-name="T2">2</text:span>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H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7">P<text:span text:style-name="T2">2</text:span>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0">0</text:p>
          </table:table-cell>
          <table:table-cell table:style-name="Table1.H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8">H1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1</text:p>
          </table:table-cell>
          <table:table-cell table:style-name="Table1.H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8">H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0</text:p>
          </table:table-cell>
          <table:table-cell table:style-name="Table1.H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18">P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0</text:p>
          </table:table-cell>
          <table:table-cell table:style-name="Table1.H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18">P2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1">0</text:p>
          </table:table-cell>
          <table:table-cell table:style-name="Table1.H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18">P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17">0</text:p>
          </table:table-cell>
          <table:table-cell table:style-name="Table1.H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17">P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H2" office:value-type="string">
            <text:p text:style-name="P17">0</text:p>
          </table:table-cell>
        </table:table-row>
        <table:table-row table:style-name="Table1.11"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17">P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21">0</text:p>
          </table:table-cell>
          <table:table-cell table:style-name="Table1.H2" office:value-type="string">
            <text:p text:style-name="P21">0</text:p>
          </table:table-cell>
        </table:table-row>
      </table:table>
      <text:p text:style-name="P2"/>
      <text:p text:style-name="P2"/>
      <text:p text:style-name="P2"/>
      <text:p text:style-name="P3">Kasus Baru: <text:s/><text:span text:style-name="T1">G1, G4, G5</text:span></text:p>
      <text:p text:style-name="P3"/>
      <text:list xml:id="list3316863673383741231" text:style-name="L3">
        <text:list-item>
          <text:p text:style-name="P32">Menghitung Probabilitas <text:span text:style-name="T4">hama dan penyakit</text:span></text:p>
        </text:list-item>
      </text:list>
      <text:list xml:id="list1256547347723884751" text:style-name="L4">
        <text:list-item>
          <text:list>
            <text:list-header>
              <text:p text:style-name="P33">Jumlah Data = 10</text:p>
            </text:list-header>
            <text:list-item>
              <text:p text:style-name="P33"><text:soft-page-break/>Probabilitas P1</text:p>
              <text:list>
                <text:list-header>
                  <text:p text:style-name="P33">Total Data dalam Kelas P1 / Total Data = <text:span text:style-name="T3">3</text:span> / 10 <text:span text:style-name="T3">= 0.33</text:span></text:p>
                </text:list-header>
              </text:list>
            </text:list-item>
            <text:list-item>
              <text:p text:style-name="P34">Probabilitas P2</text:p>
              <text:list>
                <text:list-header>
                  <text:p text:style-name="P34">Total Data dalam Kelas P2 / Total Data = 5 / 10 = 0.5</text:p>
                </text:list-header>
              </text:list>
            </text:list-item>
            <text:list-item>
              <text:p text:style-name="P34">Probabilitas H1</text:p>
              <text:list>
                <text:list-header>
                  <text:p text:style-name="P34">Total Data dalam Kelas H1 / Total Data = 2 / 10 = 0.2</text:p>
                </text:list-header>
              </text:list>
            </text:list-item>
          </text:list>
        </text:list-item>
      </text:list>
      <text:list xml:id="list213304544843828" text:continue-list="list3316863673383741231" text:style-name="L3">
        <text:list-item>
          <text:p text:style-name="P35">Menghitung Probabilitas Gejala Dalam Tiap Hama dan Penyakit</text:p>
        </text:list-item>
      </text:list>
      <text:list xml:id="list1431704578988752311" text:style-name="L5">
        <text:list-item>
          <text:p text:style-name="P36">P1</text:p>
          <text:p text:style-name="P36">Total data dalam P1 = 3</text:p>
          <text:list>
            <text:list-item>
              <text:p text:style-name="P37">G1</text:p>
              <text:list>
                <text:list-item>
                  <text:p text:style-name="P37">Total data dengan Gejala G1 dalam P1 = 3, P(G1 = 1| P1) = (3 + 1) / (3 + 1)= 1</text:p>
                </text:list-item>
                <text:list-item>
                  <text:p text:style-name="P37">Total data tanpa Gejala G1 dalam P1 = 0, P(G1 = 0 | P1) = (0 + 1) / (3 + 1) = 0.25</text:p>
                </text:list-item>
              </text:list>
            </text:list-item>
            <text:list-item>
              <text:p text:style-name="P37">G2</text:p>
              <text:list>
                <text:list-item>
                  <text:p text:style-name="P37">Total data dengan Gejala G2 dalam P1 = 1, P(G<text:span text:style-name="T5">2</text:span> = 1| P1) = (1 + 1) / (3 + 1) = 0.5</text:p>
                </text:list-item>
                <text:list-item>
                  <text:p text:style-name="P37">Total data tanpa Gejala G2 dalam P1 = 2, P(G<text:span text:style-name="T5">2</text:span> = 0 | P1) = (2 + 1) / (3 + 1) = 0.75</text:p>
                </text:list-item>
              </text:list>
            </text:list-item>
            <text:list-item>
              <text:p text:style-name="P41">G3</text:p>
              <text:list>
                <text:list-item>
                  <text:p text:style-name="P38">Total data dengan Gejala G<text:span text:style-name="T5">3</text:span> dalam P1 = <text:span text:style-name="T5">2</text:span>, P(G<text:span text:style-name="T5">3</text:span> = <text:span text:style-name="T5">2</text:span>| P1) = (<text:span text:style-name="T5">2</text:span> + 1) / (3 + 1) = 0.<text:span text:style-name="T5">75</text:span></text:p>
                </text:list-item>
                <text:list-item>
                  <text:p text:style-name="P38">Total data tanpa Gejala G<text:span text:style-name="T5">3</text:span> dalam P1 = <text:span text:style-name="T5">1</text:span> P(G<text:span text:style-name="T5">3</text:span> = 0 | P1) = (<text:span text:style-name="T5">1</text:span> + 1) / (3 + 1) = 0.5</text:p>
                </text:list-item>
              </text:list>
            </text:list-item>
            <text:list-item>
              <text:p text:style-name="P41">G4</text:p>
              <text:list>
                <text:list-item>
                  <text:p text:style-name="P38">Total data dengan Gejala G<text:span text:style-name="T5">4</text:span> dalam P1 = <text:span text:style-name="T5">2</text:span>, P(G<text:span text:style-name="T5">4</text:span> = <text:span text:style-name="T5">2</text:span>| P1) = (<text:span text:style-name="T5">2</text:span> + 1) / (3 + 1) = 0.<text:span text:style-name="T5">75</text:span></text:p>
                </text:list-item>
                <text:list-item>
                  <text:p text:style-name="P38">Total data tanpa Gejala G<text:span text:style-name="T5">4</text:span> dalam P1 = <text:span text:style-name="T5">1</text:span> P(G<text:span text:style-name="T5">4</text:span> = 0 | P1) = (<text:span text:style-name="T5">1</text:span> + 1) / (3 + 1) = 0.5</text:p>
                </text:list-item>
              </text:list>
            </text:list-item>
            <text:list-item>
              <text:p text:style-name="P42">G5</text:p>
              <text:list>
                <text:list-item>
                  <text:p text:style-name="P39">Total data dengan Gejala G<text:span text:style-name="T6">5</text:span> dalam P1 = <text:span text:style-name="T6">0</text:span>, P(G<text:span text:style-name="T6">5</text:span> = <text:span text:style-name="T6">1</text:span>| P1) = (<text:span text:style-name="T6">0</text:span> + 1) / (3 + 1) = 0.<text:span text:style-name="T6">25</text:span></text:p>
                </text:list-item>
                <text:list-item>
                  <text:p text:style-name="P39">Total data tanpa Gejala G<text:span text:style-name="T6">5</text:span> dalam P<text:span text:style-name="T6">1</text:span> = <text:span text:style-name="T5">1</text:span> P(G<text:span text:style-name="T6">5</text:span> = <text:span text:style-name="T6">0</text:span> | P1) = (<text:span text:style-name="T6">3</text:span> + 1) / (3 + 1) = <text:span text:style-name="T6">1</text:span></text:p>
                </text:list-item>
              </text:list>
            </text:list-item>
            <text:list-item>
              <text:p text:style-name="P43">G6</text:p>
              <text:list>
                <text:list-item>
                  <text:p text:style-name="P40">Total data dengan Gejala G<text:span text:style-name="T7">6</text:span> dalam P1 = <text:span text:style-name="T6">0</text:span>, P(G<text:span text:style-name="T7">6</text:span> = <text:span text:style-name="T6">1</text:span>| P1) = (<text:span text:style-name="T6">0</text:span> + 1) / (3 + 1) = 0.<text:span text:style-name="T6">25</text:span></text:p>
                </text:list-item>
                <text:list-item>
                  <text:p text:style-name="P40">Total data tanpa Gejala G<text:span text:style-name="T6">5</text:span> dalam P<text:span text:style-name="T6">1</text:span> = <text:span text:style-name="T5">1</text:span> P(G<text:span text:style-name="T6">5</text:span> = <text:span text:style-name="T6">0</text:span> | P1) = (<text:span text:style-name="T6">3</text:span> + 1) / (3 + 1) = <text:span text:style-name="T6">1</text:span></text:p>
                </text:list-item>
              </text:list>
            </text:list-item>
          </text:list>
        </text:list-item>
        <text:list-item>
          <text:p text:style-name="P44">P2</text:p>
          <text:p text:style-name="P44">Total data dalam P2 = 5</text:p>
          <text:list>
            <text:list-item>
              <text:p text:style-name="P45">G1</text:p>
              <text:list>
                <text:list-item>
                  <text:p text:style-name="P45">Total data dengan gejala G1 dalam P2 = 1, P(G1 = 1| P2) = (1 + 1) / (5 + 1) = 0.333</text:p>
                </text:list-item>
                <text:list-item>
                  <text:p text:style-name="P45">Total data tanpa gejala G1 dalam P2 = 4, P(G1 = 0| P2) = (4 + 1) / (5 + 1) = 0.833</text:p>
                </text:list-item>
              </text:list>
            </text:list-item>
            <text:list-item>
              <text:p text:style-name="P46">G2</text:p>
              <text:list>
                <text:list-item>
                  <text:p text:style-name="P46">Total data dengan gejala G2 dalam P2 = 2, P(G2 = 1 | P2) = (2 + 1) / (5 + 1) = 0.5</text:p>
                </text:list-item>
                <text:list-item>
                  <text:p text:style-name="P46">Total data tanpa gejala G2 dalam P2 = 3, P(G2 = 0 | P2) = (3 + 1) / (5 + 1) = 0.666</text:p>
                </text:list-item>
              </text:list>
            </text:list-item>
            <text:list-item>
              <text:p text:style-name="P46">G3</text:p>
              <text:list>
                <text:list-item>
                  <text:p text:style-name="P46">Total data dengan gejala G3 dalam P2 = 2, P(G3 = 1 | P2) = (2 + 1) / (5 + 1) = 0.5</text:p>
                </text:list-item>
                <text:list-item>
                  <text:p text:style-name="P46">Total data tanpa gejala G3 dalam P2 = 3, P(G3 = 0 | P2) = (3 + 1) / (5 + 1) = 0.666</text:p>
                </text:list-item>
              </text:list>
            </text:list-item>
            <text:list-item>
              <text:p text:style-name="P46">G4</text:p>
              <text:list>
                <text:list-item>
                  <text:p text:style-name="P46">Total data dengan gejala G4 dalam P2 = 3, P(G4 = 1 | P2) = (3 + 1) / (5 + 1) = 0.666</text:p>
                </text:list-item>
                <text:list-item>
                  <text:p text:style-name="P46">Total data tanpa gejala G4 dalam P2 = 2, P(G4 = 0 | P2) = (2 + 1) / (5 + 1) = 0.5</text:p>
                </text:list-item>
              </text:list>
            </text:list-item>
            <text:list-item>
              <text:p text:style-name="P46">G5</text:p>
              <text:list>
                <text:list-item>
                  <text:p text:style-name="P46">Total data dengan gejala G5 dalam P2 = 0, P(G5 = 1 | P2) = (0 + 1) / (5 + 1) = 0.166</text:p>
                </text:list-item>
                <text:list-item>
                  <text:p text:style-name="P46">Total data tanpa gejala G5 dalam P2 = 5, P(G5 = 0 | P2) = (5 + 1) / (5 + 1) = 1</text:p>
                </text:list-item>
              </text:list>
            </text:list-item>
            <text:list-item>
              <text:p text:style-name="P46">G6</text:p>
              <text:list>
                <text:list-item>
                  <text:p text:style-name="P46">Total data dengan gejala G6 dalam P2 = 1, P(G6 = 1 | <text:span text:style-name="T8">P2) = (1 + 1) / (5 + 1) = 0.333</text:span></text:p>
                </text:list-item>
                <text:list-item>
                  <text:p text:style-name="P47">Total data tanpa gejala G6 dalam P2 = 4, P(G6 = 0 | P2) = (4 + 1) / (5 + 1) = 0.833</text:p>
                </text:list-item>
              </text:list>
            </text:list-item>
          </text:list>
        </text:list-item>
        <text:list-item>
          <text:p text:style-name="P47">H1</text:p>
          <text:p text:style-name="P47">Total data dalam H1 = 2</text:p>
          <text:list>
            <text:list-item>
              <text:p text:style-name="P47">G1</text:p>
              <text:list>
                <text:list-item>
                  <text:p text:style-name="P47">Total data dengan gejala G1 dalam H1 = 0, P(G1 = 1 | H1) = (0 + 1) / (2 + 1) = 0.333</text:p>
                </text:list-item>
                <text:list-item>
                  <text:p text:style-name="P47">Total data tanpa gejala G1 dalam H1 = 2, P(G1 = 0 | H1) = (2 + 1) / (2 + 1) = 1</text:p>
                </text:list-item>
              </text:list>
            </text:list-item>
            <text:list-item>
              <text:p text:style-name="P47">G2</text:p>
              <text:list>
                <text:list-item>
                  <text:p text:style-name="P47"><text:soft-page-break/>Total data dengan gejala G2 dalam H1 = 1, P(G2 = 1 | H1) = (1 + 1) / (2 + 1) = 0.666</text:p>
                </text:list-item>
                <text:list-item>
                  <text:p text:style-name="P47">Total data tanpa gejala G2 dalam H1 = 1, P(G2 = 0 | H1) = (1 + 1) / (2 + 1) = 0.666</text:p>
                </text:list-item>
              </text:list>
            </text:list-item>
            <text:list-item>
              <text:p text:style-name="P47">G3</text:p>
              <text:list>
                <text:list-item>
                  <text:p text:style-name="P47">Total data dengan gejala G3 dalam H1 = 0, P(G3 = 1 | H1) = (0 + 1) / (2 + 1) = 0.333</text:p>
                </text:list-item>
                <text:list-item>
                  <text:p text:style-name="P47">Total data tanpa gejala G3 dalam H1 = 2, P(G3 = 0 | H1) = (2 + 1) / (2 + 1) = 1</text:p>
                </text:list-item>
              </text:list>
            </text:list-item>
            <text:list-item>
              <text:p text:style-name="P47">G4</text:p>
              <text:list>
                <text:list-item>
                  <text:p text:style-name="P47">Total data dengan gejala G4 dalam H1 = 1, P(G4 = 1 | H1) = (1 + 1) / (2 + 1) = 0.666</text:p>
                </text:list-item>
                <text:list-item>
                  <text:p text:style-name="P47">Total data tanpa gejala G4 dalam H1 = 1, P(G4 = 0 | H1) = (1 + 1) / (2 + 1) = 0.666</text:p>
                </text:list-item>
              </text:list>
            </text:list-item>
            <text:list-item>
              <text:p text:style-name="P47">G5</text:p>
              <text:list>
                <text:list-item>
                  <text:p text:style-name="P47">Total data dengan gejala G5 dalam H1 = 1, P(G5 = 1 | H1) = (1 + 1) / (2 + 1) = 0.666</text:p>
                </text:list-item>
                <text:list-item>
                  <text:p text:style-name="P47">Total data tanpa gejala G5 dalam H1 = 1, P(G5 = 0 | H1) = (1 + 1) / (2 + 1) = 0.666</text:p>
                </text:list-item>
              </text:list>
            </text:list-item>
            <text:list-item>
              <text:p text:style-name="P47">G6</text:p>
              <text:list>
                <text:list-item>
                  <text:p text:style-name="P47">Total data dengan gejala G6 dalam H1 = 1, P(G6 = 1 | H1) = (1 + 1) / (2 + 1) = 0.666</text:p>
                </text:list-item>
                <text:list-item>
                  <text:p text:style-name="P47">Total data tanpa gejala G6 dalam H1 = 1, P(G6 = 0 | H1) = (1 + 1) / (2 + 1) = 0.666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Tabel Probabilita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2"/>
        <table:table-row>
          <table:table-cell table:style-name="Table3.A1" office:value-type="string">
            <text:p text:style-name="P22">Penyakit</text:p>
          </table:table-cell>
          <table:table-cell table:style-name="Table3.A1" office:value-type="string">
            <text:p text:style-name="P22">P(Pe<text:span text:style-name="T9">ny</text:span>)</text:p>
          </table:table-cell>
          <table:table-cell table:style-name="Table3.A1" table:number-columns-spanned="2" office:value-type="string">
            <text:p text:style-name="P22">G1</text:p>
          </table:table-cell>
          <table:covered-table-cell/>
          <table:table-cell table:style-name="Table3.A1" table:number-columns-spanned="2" office:value-type="string">
            <text:p text:style-name="P22">G2</text:p>
          </table:table-cell>
          <table:covered-table-cell/>
          <table:table-cell table:style-name="Table3.A1" table:number-columns-spanned="2" office:value-type="string">
            <text:p text:style-name="P22">G3</text:p>
          </table:table-cell>
          <table:covered-table-cell/>
          <table:table-cell table:style-name="Table3.A1" table:number-columns-spanned="2" office:value-type="string">
            <text:p text:style-name="P22">G4</text:p>
          </table:table-cell>
          <table:covered-table-cell/>
          <table:table-cell table:style-name="Table3.A1" table:number-columns-spanned="2" office:value-type="string">
            <text:p text:style-name="P22">G5</text:p>
          </table:table-cell>
          <table:covered-table-cell/>
          <table:table-cell table:style-name="Table3.M1" table:number-columns-spanned="2" office:value-type="string">
            <text:p text:style-name="P22">G6</text:p>
          </table:table-cell>
          <table:covered-table-cell/>
        </table:table-row>
        <table:table-row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22">0</text:p>
          </table:table-cell>
          <table:table-cell table:style-name="Table3.H2" office:value-type="string">
            <text:p text:style-name="P22">1</text:p>
          </table:table-cell>
          <table:table-cell table:style-name="Table3.E2" office:value-type="string">
            <text:p text:style-name="P22">0</text:p>
          </table:table-cell>
          <table:table-cell table:style-name="Table3.H2" office:value-type="string">
            <text:p text:style-name="P22">1</text:p>
          </table:table-cell>
          <table:table-cell table:style-name="Table3.G2" office:value-type="string">
            <text:p text:style-name="P22">0</text:p>
          </table:table-cell>
          <table:table-cell table:style-name="Table3.H2" office:value-type="string">
            <text:p text:style-name="P22">1</text:p>
          </table:table-cell>
          <table:table-cell table:style-name="Table3.M2" office:value-type="string">
            <text:p text:style-name="P22">0</text:p>
          </table:table-cell>
          <table:table-cell table:style-name="Table3.J2" office:value-type="string">
            <text:p text:style-name="P22">1</text:p>
          </table:table-cell>
          <table:table-cell table:style-name="Table3.M2" office:value-type="string">
            <text:p text:style-name="P22">0</text:p>
          </table:table-cell>
          <table:table-cell table:style-name="Table3.L2" office:value-type="string">
            <text:p text:style-name="P22">1</text:p>
          </table:table-cell>
          <table:table-cell table:style-name="Table3.M2" office:value-type="string">
            <text:p text:style-name="P22">0</text:p>
          </table:table-cell>
          <table:table-cell table:style-name="Table3.N2" office:value-type="string">
            <text:p text:style-name="P22">1</text:p>
          </table:table-cell>
        </table:table-row>
        <table:table-row>
          <table:table-cell table:style-name="Table3.A3" office:value-type="string">
            <text:p text:style-name="P23">P1</text:p>
          </table:table-cell>
          <table:table-cell table:style-name="Table3.B3" office:value-type="string">
            <text:p text:style-name="P5">0.3</text:p>
          </table:table-cell>
          <table:table-cell table:style-name="Table3.C3" office:value-type="string">
            <text:p text:style-name="P22">0.25</text:p>
          </table:table-cell>
          <table:table-cell table:style-name="Table3.H3" office:value-type="string">
            <text:p text:style-name="P22">1</text:p>
          </table:table-cell>
          <table:table-cell table:style-name="Table3.E3" office:value-type="string">
            <text:p text:style-name="P22">0.75</text:p>
          </table:table-cell>
          <table:table-cell table:style-name="Table3.H3" office:value-type="string">
            <text:p text:style-name="P22">0.5</text:p>
          </table:table-cell>
          <table:table-cell table:style-name="Table3.G3" office:value-type="string">
            <text:p text:style-name="P22">0.5</text:p>
          </table:table-cell>
          <table:table-cell table:style-name="Table3.H3" office:value-type="string">
            <text:p text:style-name="P22">0.75</text:p>
          </table:table-cell>
          <table:table-cell table:style-name="Table3.M3" office:value-type="string">
            <text:p text:style-name="P22">0.5</text:p>
          </table:table-cell>
          <table:table-cell table:style-name="Table3.J3" office:value-type="string">
            <text:p text:style-name="P22">0.75</text:p>
          </table:table-cell>
          <table:table-cell table:style-name="Table3.M3" office:value-type="string">
            <text:p text:style-name="P22">1</text:p>
          </table:table-cell>
          <table:table-cell table:style-name="Table3.L3" office:value-type="string">
            <text:p text:style-name="P22">0.25</text:p>
          </table:table-cell>
          <table:table-cell table:style-name="Table3.M3" office:value-type="string">
            <text:p text:style-name="P22">1</text:p>
          </table:table-cell>
          <table:table-cell table:style-name="Table3.N3" office:value-type="string">
            <text:p text:style-name="P22">0.25</text:p>
          </table:table-cell>
        </table:table-row>
        <table:table-row>
          <table:table-cell table:style-name="Table3.A4" office:value-type="string">
            <text:p text:style-name="P23">P2</text:p>
          </table:table-cell>
          <table:table-cell table:style-name="Table3.B4" office:value-type="string">
            <text:p text:style-name="P5">0.5</text:p>
          </table:table-cell>
          <table:table-cell table:style-name="Table3.C4" office:value-type="string">
            <text:p text:style-name="P22">0.8333</text:p>
          </table:table-cell>
          <table:table-cell table:style-name="Table3.H4" office:value-type="string">
            <text:p text:style-name="P22">0.3333</text:p>
          </table:table-cell>
          <table:table-cell table:style-name="Table3.E4" office:value-type="string">
            <text:p text:style-name="P22">0.666</text:p>
          </table:table-cell>
          <table:table-cell table:style-name="Table3.H4" office:value-type="string">
            <text:p text:style-name="P22">0.5</text:p>
          </table:table-cell>
          <table:table-cell table:style-name="Table3.G4" office:value-type="string">
            <text:p text:style-name="P22">0.666</text:p>
          </table:table-cell>
          <table:table-cell table:style-name="Table3.H4" office:value-type="string">
            <text:p text:style-name="P22">0.5</text:p>
          </table:table-cell>
          <table:table-cell table:style-name="Table3.M4" office:value-type="string">
            <text:p text:style-name="P22">0.5</text:p>
          </table:table-cell>
          <table:table-cell table:style-name="Table3.J4" office:value-type="string">
            <text:p text:style-name="P22">0.666</text:p>
          </table:table-cell>
          <table:table-cell table:style-name="Table3.M4" office:value-type="string">
            <text:p text:style-name="P22">1</text:p>
          </table:table-cell>
          <table:table-cell table:style-name="Table3.L4" office:value-type="string">
            <text:p text:style-name="P22">0.1666</text:p>
          </table:table-cell>
          <table:table-cell table:style-name="Table3.M4" office:value-type="string">
            <text:p text:style-name="P22">0.8333</text:p>
          </table:table-cell>
          <table:table-cell table:style-name="Table3.N4" office:value-type="string">
            <text:p text:style-name="P22">0.3333</text:p>
          </table:table-cell>
        </table:table-row>
        <table:table-row>
          <table:table-cell table:style-name="Table3.A5" office:value-type="string">
            <text:p text:style-name="P23">H1</text:p>
          </table:table-cell>
          <table:table-cell table:style-name="Table3.B5" office:value-type="string">
            <text:p text:style-name="P5">0.2</text:p>
          </table:table-cell>
          <table:table-cell table:style-name="Table3.C5" office:value-type="string">
            <text:p text:style-name="P22">1</text:p>
          </table:table-cell>
          <table:table-cell table:style-name="Table3.H5" office:value-type="string">
            <text:p text:style-name="P22">0.333</text:p>
          </table:table-cell>
          <table:table-cell table:style-name="Table3.E5" office:value-type="string">
            <text:p text:style-name="P22">0.666</text:p>
          </table:table-cell>
          <table:table-cell table:style-name="Table3.H5" office:value-type="string">
            <text:p text:style-name="P22">0.666</text:p>
          </table:table-cell>
          <table:table-cell table:style-name="Table3.G5" office:value-type="string">
            <text:p text:style-name="P22">1</text:p>
          </table:table-cell>
          <table:table-cell table:style-name="Table3.H5" office:value-type="string">
            <text:p text:style-name="P22">0.333</text:p>
          </table:table-cell>
          <table:table-cell table:style-name="Table3.M5" office:value-type="string">
            <text:p text:style-name="P22">0.666</text:p>
          </table:table-cell>
          <table:table-cell table:style-name="Table3.J5" office:value-type="string">
            <text:p text:style-name="P22">0.666</text:p>
          </table:table-cell>
          <table:table-cell table:style-name="Table3.M5" office:value-type="string">
            <text:p text:style-name="P22">0.666</text:p>
          </table:table-cell>
          <table:table-cell table:style-name="Table3.L5" office:value-type="string">
            <text:p text:style-name="P22">0.666</text:p>
          </table:table-cell>
          <table:table-cell table:style-name="Table3.M5" office:value-type="string">
            <text:p text:style-name="P22">0.666</text:p>
          </table:table-cell>
          <table:table-cell table:style-name="Table3.N5" office:value-type="string">
            <text:p text:style-name="P22">0.666</text:p>
          </table:table-cell>
        </table:table-row>
      </table:table>
      <text:p text:style-name="P4"/>
      <text:p text:style-name="P9">Perhitungan Naive Bayes</text:p>
      <text:p text:style-name="P5">Kasus baru mempunyai gejala: G1, G4 dan G5. <text:s/>Jika direpresentasikan kedalam array 1 dan 0 akan menjadi:</text:p>
      <text:p text:style-name="P5"><text:tab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>
          <table:table-cell table:style-name="Table4.A1" office:value-type="string">
            <text:p text:style-name="P23">G1</text:p>
          </table:table-cell>
          <table:table-cell table:style-name="Table4.A1" office:value-type="string">
            <text:p text:style-name="P23">G2</text:p>
          </table:table-cell>
          <table:table-cell table:style-name="Table4.A1" office:value-type="string">
            <text:p text:style-name="P23">G3</text:p>
          </table:table-cell>
          <table:table-cell table:style-name="Table4.A1" office:value-type="string">
            <text:p text:style-name="P23">G4</text:p>
          </table:table-cell>
          <table:table-cell table:style-name="Table4.A1" office:value-type="string">
            <text:p text:style-name="P23">G5</text:p>
          </table:table-cell>
          <table:table-cell table:style-name="Table4.F1" office:value-type="string">
            <text:p text:style-name="P23">G6</text:p>
          </table:table-cell>
        </table:table-row>
        <table:table-row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27">1</text:p>
          </table:table-cell>
          <table:table-cell table:style-name="Table4.F2" office:value-type="string">
            <text:p text:style-name="P27">0</text:p>
          </table:table-cell>
        </table:table-row>
      </table:table>
      <text:p text:style-name="P12"/>
      <text:p text:style-name="P12"/>
      <text:p text:style-name="P12">Selanjutnya, untuk tiap penyakit, kita menghitung probabilitas kasus baru masuk kedalam penyakit tersebut.</text:p>
      <text:p text:style-name="P12"><text:tab/><text:tab/></text:p>
      <text:p text:style-name="P12"><text:tab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6"/>
        <table:table-row>
          <table:table-cell table:style-name="Table5.A1" table:number-rows-spanned="2" office:value-type="string">
            <text:p text:style-name="P25">Penyakit</text:p>
          </table:table-cell>
          <table:table-cell table:style-name="Table5.A1" table:number-rows-spanned="2" office:value-type="string">
            <text:p text:style-name="P25">P(Penyakit)</text:p>
          </table:table-cell>
          <table:table-cell table:style-name="Table5.C1" office:value-type="string">
            <text:p text:style-name="P25">G1</text:p>
          </table:table-cell>
          <table:table-cell table:style-name="Table5.D1" office:value-type="string">
            <text:p text:style-name="P24">G2</text:p>
          </table:table-cell>
          <table:table-cell table:style-name="Table5.E1" office:value-type="string">
            <text:p text:style-name="P24">G3</text:p>
          </table:table-cell>
          <table:table-cell table:style-name="Table5.F1" office:value-type="string">
            <text:p text:style-name="P24">G4</text:p>
          </table:table-cell>
          <table:table-cell table:style-name="Table5.G1" office:value-type="string">
            <text:p text:style-name="P24">G5</text:p>
          </table:table-cell>
          <table:table-cell table:style-name="Table5.H1" office:value-type="string">
            <text:p text:style-name="P24">G6</text:p>
          </table:table-cell>
        </table:table-row>
        <table:table-row>
          <table:covered-table-cell/>
          <table:covered-table-cell/>
          <table:table-cell table:style-name="Table5.C2" office:value-type="string">
            <text:p text:style-name="P26">1</text:p>
          </table:table-cell>
          <table:table-cell table:style-name="Table5.D2" office:value-type="string">
            <text:p text:style-name="P28">0</text:p>
          </table:table-cell>
          <table:table-cell table:style-name="Table5.E2" office:value-type="string">
            <text:p text:style-name="P28">0</text:p>
          </table:table-cell>
          <table:table-cell table:style-name="Table5.F2" office:value-type="string">
            <text:p text:style-name="P28">1</text:p>
          </table:table-cell>
          <table:table-cell table:style-name="Table5.G2" office:value-type="string">
            <text:p text:style-name="P28">1</text:p>
          </table:table-cell>
          <table:table-cell table:style-name="Table5.H2" office:value-type="string">
            <text:p text:style-name="P28">0</text:p>
          </table:table-cell>
        </table:table-row>
        <table:table-row>
          <table:table-cell table:style-name="Table5.A3" office:value-type="string">
            <text:p text:style-name="P26">P1</text:p>
          </table:table-cell>
          <table:table-cell table:style-name="Table5.B3" office:value-type="string">
            <text:p text:style-name="P26">0.3</text:p>
          </table:table-cell>
          <table:table-cell table:style-name="Table5.C3" office:value-type="string">
            <text:p text:style-name="P26">1</text:p>
          </table:table-cell>
          <table:table-cell table:style-name="Table5.D3" office:value-type="string">
            <text:p text:style-name="P26">0.75</text:p>
          </table:table-cell>
          <table:table-cell table:style-name="Table5.E3" office:value-type="string">
            <text:p text:style-name="P26">0.5</text:p>
          </table:table-cell>
          <table:table-cell table:style-name="Table5.F3" office:value-type="string">
            <text:p text:style-name="P10">0.75</text:p>
          </table:table-cell>
          <table:table-cell table:style-name="Table5.G3" office:value-type="string">
            <text:p text:style-name="P26">0.25</text:p>
          </table:table-cell>
          <table:table-cell table:style-name="Table5.H3" office:value-type="string">
            <text:p text:style-name="P26">1</text:p>
          </table:table-cell>
        </table:table-row>
        <table:table-row>
          <table:table-cell table:style-name="Table5.A4" office:value-type="string">
            <text:p text:style-name="P29">P2</text:p>
          </table:table-cell>
          <table:table-cell table:style-name="Table5.B4" office:value-type="string">
            <text:p text:style-name="P29">0.5</text:p>
          </table:table-cell>
          <table:table-cell table:style-name="Table5.C4" office:value-type="string">
            <text:p text:style-name="P29">0.333</text:p>
          </table:table-cell>
          <table:table-cell table:style-name="Table5.D4" office:value-type="string">
            <text:p text:style-name="P29">0.666</text:p>
          </table:table-cell>
          <table:table-cell table:style-name="Table5.E4" office:value-type="string">
            <text:p text:style-name="P29">0.666</text:p>
          </table:table-cell>
          <table:table-cell table:style-name="Table5.F4" office:value-type="string">
            <text:p text:style-name="P11">0.666</text:p>
          </table:table-cell>
          <table:table-cell table:style-name="Table5.G4" office:value-type="string">
            <text:p text:style-name="P29">0.166</text:p>
          </table:table-cell>
          <table:table-cell table:style-name="Table5.H4" office:value-type="string">
            <text:p text:style-name="P29">0.833</text:p>
          </table:table-cell>
        </table:table-row>
        <table:table-row>
          <table:table-cell table:style-name="Table5.A5" office:value-type="string">
            <text:p text:style-name="P29">H1</text:p>
          </table:table-cell>
          <table:table-cell table:style-name="Table5.B5" office:value-type="string">
            <text:p text:style-name="P29">0.2</text:p>
          </table:table-cell>
          <table:table-cell table:style-name="Table5.C5" office:value-type="string">
            <text:p text:style-name="P29">0.333</text:p>
          </table:table-cell>
          <table:table-cell table:style-name="Table5.D5" office:value-type="string">
            <text:p text:style-name="P29">0.666</text:p>
          </table:table-cell>
          <table:table-cell table:style-name="Table5.E5" office:value-type="string">
            <text:p text:style-name="P29">1</text:p>
          </table:table-cell>
          <table:table-cell table:style-name="Table5.F5" office:value-type="string">
            <text:p text:style-name="P11">0.666</text:p>
          </table:table-cell>
          <table:table-cell table:style-name="Table5.G5" office:value-type="string">
            <text:p text:style-name="P29">0.666</text:p>
          </table:table-cell>
          <table:table-cell table:style-name="Table5.H5" office:value-type="string">
            <text:p text:style-name="P29">0.666</text:p>
          </table:table-cell>
        </table:table-row>
      </table:table>
      <text:p text:style-name="P6"/>
      <text:list xml:id="list5174315609835851938" text:style-name="L6">
        <text:list-item>
          <text:p text:style-name="P48"><text:span text:style-name="T10">P1 = 0.3 * 1 * 0.75 * 0.5 * 0.75 * 0.25 * 1 = </text:span><text:span text:style-name="T11">0.</text:span><text:span text:style-name="T13">0</text:span><text:span text:style-name="T11">2109375</text:span></text:p>
        </text:list-item>
        <text:list-item>
          <text:p text:style-name="P49"><text:span text:style-name="T11">P2 = 0.5 * 0.333 * 0.666 * 0.666 * 0.666 * 0.166 * 0.833 </text:span><text:span text:style-name="T12">= 0.0068012699809889545</text:span></text:p>
        </text:list-item>
        <text:list-item>
          <text:p text:style-name="P49"><text:span text:style-name="T14">H1</text:span><text:span text:style-name="T11"> = 0.2 * 0.333 0.666 * 1 * 0.666 * 0.666 * 0.666 </text:span><text:span text:style-name="T12">= 0.013103012214057606</text:span></text:p>
        </text:list-item>
      </text:list>
      <text:p text:style-name="P13"/>
      <text:p text:style-name="P13"/>
      <text:p text:style-name="P13"/>
      <text:p text:style-name="P13"><text:soft-page-break/></text:p>
      <text:p text:style-name="P7"><text:span text:style-name="T12">D</text:span><text:span text:style-name="T11">ari perhitungan diatas diperoleh Penyakit/Hama dengan peluang tertinggi adalah P1 dengan peluang = <text:s/>0.02109375.</text:span></text:p>
      <text:p text:style-name="P14"/>
      <text:p text:style-name="P14">Selanjutnya akan dicati data paling mirip dalam kelas P1 <text:span text:style-name="T15">dengan menggunakan </text:span><text:span text:style-name="T16">Euclidean Distance</text:span>.</text:p>
      <text:p text:style-name="P15"/>
      <text:p text:style-name="P15">Kasus baru: <text:s/>1 0 0 1 1 0</text:p>
      <text:p text:style-name="P15">Kasus dalam kelas P1: </text:p>
      <text:p text:style-name="P15"><text:tab/>Kasus 1: <text:s/><text:tab/>1 0 0 1 0 0</text:p>
      <text:p text:style-name="P15"><text:tab/>Kasus 6: <text:tab/>1 1 1 1 0 0</text:p>
      <text:p text:style-name="P15"><text:tab/>Kasus 10: <text:tab/>1 0 1 0 0 0</text:p>
      <text:p text:style-name="P15"/>
      <text:list xml:id="list4061945308139706530" text:style-name="L7">
        <text:list-item>
          <text:p text:style-name="P50"><text:span text:style-name="T15">Jarak ke</text:span> kasus 1 = <draw:frame draw:style-name="fr1" draw:name="Object1" text:anchor-type="as-char" svg:y="-0.1902in" svg:width="3.8335in" svg:height="0.2382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50"/>
        </text:list-item>
        <text:list-item>
          <text:p text:style-name="P51">Jarak ke kasus 2 = <draw:frame draw:style-name="fr1" draw:name="Object2" text:anchor-type="as-char" svg:y="-0.1902in" svg:width="4.2028in" svg:height="0.238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text:p text:style-name="P51"/>
        </text:list-item>
        <text:list-item>
          <text:p text:style-name="P51">Jarak ke kasus 3 = <draw:frame draw:style-name="fr1" draw:name="Object3" text:anchor-type="as-char" svg:y="-0.1902in" svg:width="4.2102in" svg:height="0.238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</text:list>
      <text:p text:style-name="P52"/>
      <text:p text:style-name="P52">Kasus dengan jarak terendah adalah kasus yang paling mirip. Yaitu kasus 1. dengan jarak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1:17:02.072303934</meta:creation-date>
    <dc:date>2018-12-26T21:33:03.709856760</dc:date>
    <meta:editing-duration>PT9H18M57S</meta:editing-duration>
    <meta:editing-cycles>23</meta:editing-cycles>
    <meta:generator>LibreOffice/5.0.3.2$Linux_X86_64 LibreOffice_project/00m0$Build-2</meta:generator>
    <meta:document-statistic meta:table-count="5" meta:image-count="0" meta:object-count="3" meta:page-count="4" meta:paragraph-count="338" meta:word-count="1493" meta:character-count="5076" meta:non-whitespace-character-count="3983"/>
  </office:meta>
</office:document-meta>
</file>

<file path=Object 1/content.xml><?xml version="1.0" encoding="utf-8"?>
<math xmlns="http://www.w3.org/1998/Math/MathML" display="block">
  <semantics>
    <mrow>
      <msqrt>
        <mrow>
          <msup>
            <mrow>
              <mo fence="true" stretchy="false">(</mo>
              <mrow>
                <mrow>
                  <mn>1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1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1</mn>
                  <mo stretchy="false">−</mo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n>2</mn>
          </msup>
        </mrow>
      </msqrt>
      <mo stretchy="false">=</mo>
      <mn>1</mn>
    </mrow>
    <annotation encoding="StarMath 5.0">sqrt{(1-1)^2 + (0-0)^2 + (0-0)^2 + (1-1)^2 + (1-0)^2 + (0-0)^2} = 1</annotation>
  </semantics>
</math>
</file>

<file path=Object 2/content.xml><?xml version="1.0" encoding="utf-8"?>
<math xmlns="http://www.w3.org/1998/Math/MathML" display="block">
  <semantics>
    <mrow>
      <msqrt>
        <mrow>
          <msup>
            <mrow>
              <mo fence="true" stretchy="false">(</mo>
              <mrow>
                <mrow>
                  <mn>1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1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1</mn>
                  <mo stretchy="false">−</mo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n>2</mn>
          </msup>
        </mrow>
      </msqrt>
      <mo stretchy="false">=</mo>
      <mn>1.7320</mn>
    </mrow>
    <annotation encoding="StarMath 5.0">sqrt{(1-1)^2 + (0-1)^2 + (0-1)^2 + (1-1)^2 + (1-0)^2 + (0-0)^2} = 1.7320</annotation>
  </semantics>
</math>
</file>

<file path=Object 3/content.xml><?xml version="1.0" encoding="utf-8"?>
<math xmlns="http://www.w3.org/1998/Math/MathML" display="block">
  <semantics>
    <mrow>
      <msqrt>
        <mrow>
          <msup>
            <mrow>
              <mo fence="true" stretchy="false">(</mo>
              <mrow>
                <mrow>
                  <mn>1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1</mn>
                  <mo stretchy="false">−</mo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1</mn>
                  <mo stretchy="false">−</mo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0</mn>
                  <mo stretchy="false">−</mo>
                  <mn>0</mn>
                </mrow>
              </mrow>
              <mo fence="true" stretchy="false">)</mo>
            </mrow>
            <mn>2</mn>
          </msup>
        </mrow>
      </msqrt>
      <mo stretchy="false">=</mo>
      <mn>1.7320</mn>
    </mrow>
    <annotation encoding="StarMath 5.0">sqrt{(1-1)^2 + (0-0)^2 + (0-1)^2 + (1-0)^2 + (1-0)^2 + (0-0)^2} = 1.7320</annotation>
  </semantics>
</math>
</file>